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officeooo:paragraph-rsid="001e6e4c"/>
    </style:style>
    <style:style style:name="P2" style:family="paragraph" style:parent-style-name="Standard" style:list-style-name="L1">
      <style:text-properties fo:language="ru" fo:country="RU" officeooo:rsid="001e6e4c" officeooo:paragraph-rsid="001e6e4c"/>
    </style:style>
    <style:style style:name="P3" style:family="paragraph" style:parent-style-name="Standard" style:list-style-name="L1">
      <style:text-properties officeooo:paragraph-rsid="001ade7b"/>
    </style:style>
    <style:style style:name="P4" style:family="paragraph" style:parent-style-name="Standard" style:list-style-name="L1">
      <style:text-properties officeooo:rsid="001ade7b" officeooo:paragraph-rsid="001ade7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e7b"/>
    </style:style>
    <style:style style:name="T3" style:family="text">
      <style:text-properties fo:language="en" fo:country="US"/>
    </style:style>
    <style:style style:name="T4" style:family="text">
      <style:text-properties officeooo:rsid="001e6e4c"/>
    </style:style>
    <style:style style:name="T5" style:family="text">
      <style:text-properties officeooo:rsid="001ff67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80325919821956183" text:style-name="L1">
        <text:list-item>
          <text:p text:style-name="P3"><text:span text:style-name="T2">Сравнивать каждое </text:span><text:span text:style-name="T2"><draw:frame draw:style-name="fr1" draw:name="Object1" text:anchor-type="as-char" svg:y="-0.377cm" svg:width="0.499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со всеми </text:span><text:span text:style-name="T2"><draw:frame draw:style-name="fr1" draw:name="Object2" text:anchor-type="as-char" svg:y="-0.377cm" svg:width="0.54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последовательно до нахождения совпадения.</text:span></text:p>
        </text:list-item>
        <text:list-item>
          <text:p text:style-name="P4"><text:span text:style-name="T1">Сначала рассортировать множества </text:span><text:span text:style-name="T3">A </text:span><text:span text:style-name="T1">и</text:span><text:span text:style-name="T3"> B, </text:span><text:span text:style-name="T1">а затем сделать только один последовательный проход с проверкой по обоим файлам.</text:span></text:p>
        </text:list-item>
        <text:list-item>
          <text:p text:style-name="P4"><text:span text:style-name="T1">Внести все элементы </text:span><text:span text:style-name="T1"><draw:frame draw:style-name="fr1" draw:name="Object3" text:anchor-type="as-char" svg:y="-0.377cm" svg:width="0.54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в таблицу и выполнить поиск каждого значения </text:span><text:span text:style-name="T1"><draw:frame draw:style-name="fr1" draw:name="Object4" text:anchor-type="as-char" svg:y="-0.377cm" svg:width="0.499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</text:list-item>
        <text:list-item text:start-value="1">
          <text:p text:style-name="P1"><text:span text:style-name="T4">Разработать алгоритм для определения одинаковых элементов двух числовых множеств методом общего поиска.</text:span></text:p>
        </text:list-item>
        <text:list-item>
          <text:p text:style-name="P2">Составить <text:span text:style-name="T5">программу</text:span> на <text:span text:style-name="T5">алгоритмическом</text:span> языке <text:s/>Паскаль, <text:span text:style-name="T5">реализующую</text:span> <text:span text:style-name="T5">разработанный</text:span> <text:span text:style-name="T5">алгоритм.</text:span></text:p>
        </text:list-item>
        <text:list-item>
          <text:p text:style-name="P2">Используя составленную <text:span text:style-name="T5">программу</text:span>, <text:span text:style-name="T5">определить</text:span> общие элементы двух числовых множеств, <text:span text:style-name="T5">предложенных</text:span> <text:span text:style-name="T5">преподавателем.</text:span></text:p>
        </text:list-item>
        <text:list-item>
          <text:p text:style-name="P2">Составить <text:span text:style-name="T5">краткий</text:span> индивидуальный отчет о выполнении <text:span text:style-name="T5">лабораторной</text:span> <text:span text:style-name="T5">работы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00:31.795000000</meta:creation-date>
    <dc:date>2016-11-17T14:31:57.238000000</dc:date>
    <meta:editing-duration>PT31M23S</meta:editing-duration>
    <meta:editing-cycles>5</meta:editing-cycles>
    <meta:generator>LibreOffice/5.0.3.2$Windows_X86_64 LibreOffice_project/e5f16313668ac592c1bfb310f4390624e3dbfb75</meta:generator>
    <meta:document-statistic meta:table-count="0" meta:image-count="0" meta:object-count="4" meta:page-count="1" meta:paragraph-count="7" meta:word-count="84" meta:character-count="646" meta:non-whitespace-character-count="574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2/content.xml><?xml version="1.0" encoding="utf-8"?>
<math xmlns="http://www.w3.org/1998/Math/MathML" display="block">
  <semantics>
    <msub>
      <mi>b</mi>
      <mi>j</mi>
    </msub>
    <annotation encoding="StarMath 5.0">b _{ j }</annotation>
  </semantics>
</math>
</file>

<file path=Object 3/content.xml><?xml version="1.0" encoding="utf-8"?>
<math xmlns="http://www.w3.org/1998/Math/MathML" display="block">
  <semantics>
    <msub>
      <mi>b</mi>
      <mi>j</mi>
    </msub>
    <annotation encoding="StarMath 5.0">b _{ j }</annotation>
  </semantics>
</math>
</file>

<file path=Object 4/content.xml><?xml version="1.0" encoding="utf-8"?>
<math xmlns="http://www.w3.org/1998/Math/MathML" display="block">
  <semantics>
    <msub>
      <mi>a</mi>
      <mi>i</mi>
    </msub>
    <annotation encoding="StarMath 5.0">a_{i}</annotation>
  </semantics>
</math>
</file>